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  <style:style style:name="ce2" style:family="table-cell" style:parent-style-name="Default">
      <style:table-cell-properties style:text-align-source="fix" style:repeat-content="fals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tatus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3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Run</text:p>
          </table:table-cell>
          <table:table-cell office:value-type="string" calcext:value-type="string">
            <text:p>Cut + Sync</text:p>
          </table:table-cell>
          <table:table-cell office:value-type="string" calcext:value-type="string">
            <text:p>Basic fixes</text:p>
          </table:table-cell>
          <table:table-cell office:value-type="string" calcext:value-type="string">
            <text:p>Editing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00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00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00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004</text:p>
          </table:table-cell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5" calcext:value-type="float">
            <text:p>00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00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00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00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00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01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01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01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01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01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01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01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017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01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01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02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021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02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023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02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02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02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02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02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02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03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03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03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03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03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03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03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03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038</text:p>
          </table:table-cell>
          <table:table-cell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03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04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04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04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04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04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04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04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04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04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04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050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05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052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053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054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055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05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05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05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05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</text:p>
          </table:table-cell>
          <table:table-cell office:value-type="string" calcext:value-type="string">
            <text:p>Runaway subtitles</text:p>
          </table:table-cell>
        </table:table-row>
        <table:table-row table:style-name="ro1">
          <table:table-cell office:value-type="float" office:value="60" calcext:value-type="float">
            <text:p>060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1" calcext:value-type="float">
            <text:p>061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062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3" calcext:value-type="float">
            <text:p>063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4" calcext:value-type="float">
            <text:p>064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5" calcext:value-type="float">
            <text:p>065</text:p>
          </table:table-cell>
          <table:table-cell table:number-columns-repeated="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66" calcext:value-type="float">
            <text:p>06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067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06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06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0" calcext:value-type="float">
            <text:p>07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1" calcext:value-type="float">
            <text:p>07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2" calcext:value-type="float">
            <text:p>07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3" calcext:value-type="float">
            <text:p>07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4" calcext:value-type="float">
            <text:p>07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5" calcext:value-type="float">
            <text:p>07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Last line if too late, subs can be merged</text:p>
          </table:table-cell>
        </table:table-row>
        <table:table-row table:style-name="ro1">
          <table:table-cell office:value-type="float" office:value="76" calcext:value-type="float">
            <text:p>07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7" calcext:value-type="float">
            <text:p>07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78" calcext:value-type="float">
            <text:p>078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07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0" calcext:value-type="float">
            <text:p>08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1" calcext:value-type="float">
            <text:p>08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2" calcext:value-type="float">
            <text:p>08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3" calcext:value-type="float">
            <text:p>08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4" calcext:value-type="float">
            <text:p>08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5" calcext:value-type="float">
            <text:p>08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6" calcext:value-type="float">
            <text:p>08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7" calcext:value-type="float">
            <text:p>08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8" calcext:value-type="float">
            <text:p>08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89" calcext:value-type="float">
            <text:p>08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0" calcext:value-type="float">
            <text:p>09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ngle line</text:p>
          </table:table-cell>
        </table:table-row>
        <table:table-row table:style-name="ro1">
          <table:table-cell office:value-type="float" office:value="91" calcext:value-type="float">
            <text:p>09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2" calcext:value-type="float">
            <text:p>09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ingle line</text:p>
          </table:table-cell>
        </table:table-row>
        <table:table-row table:style-name="ro1">
          <table:table-cell office:value-type="float" office:value="93" calcext:value-type="float">
            <text:p>09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4" calcext:value-type="float">
            <text:p>09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95" calcext:value-type="float">
            <text:p>09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6" calcext:value-type="float">
            <text:p>09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7" calcext:value-type="float">
            <text:p>09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8" calcext:value-type="float">
            <text:p>09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9" calcext:value-type="float">
            <text:p>09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The lines about ransom could use more editing, but if the audio-sync might get fixed then this will be awkward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ame as above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Edited so that [In Black Speech] title is first one – in the original film this caption was earlier because Azog has more screentime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</table:table-row>
        <table:table-row table:style-name="ro1" table:number-rows-repeated="15">
          <table:table-cell table:number-columns-repeated="5"/>
        </table:table-row>
        <table:table-row table:style-name="ro2">
          <table:table-cell table:number-columns-repeated="5"/>
        </table:table-row>
        <table:table-row table:style-name="ro1" table:number-rows-repeated="104841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3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 style:data-style-name="N2" text:time-value="14:38:49.4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3.2$Windows_X86_64 LibreOffice_project/747b5d0ebf89f41c860ec2a39efd7cb15b54f2d8</meta:generator>
    <dc:date>2020-05-21T15:43:09.280000000</dc:date>
    <meta:editing-duration>P1DT22H57M46S</meta:editing-duration>
    <meta:editing-cycles>85</meta:editing-cycles>
    <meta:document-statistic meta:table-count="1" meta:cell-count="378" meta:object-count="0"/>
  </office:meta>
</office:document-meta>
</file>